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aa6" officeooo:paragraph-rsid="00182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 julio</text:p>
      <text:p text:style-name="P1">professdor de português</text:p>
      <text:p text:style-name="P1">[Mateu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3:01.352634255</meta:creation-date>
    <dc:date>2025-08-13T10:37:22.472235825</dc:date>
    <meta:editing-duration>PT4M23S</meta:editing-duration>
    <meta:editing-cycles>1</meta:editing-cycles>
    <meta:document-statistic meta:table-count="0" meta:image-count="0" meta:object-count="0" meta:page-count="1" meta:paragraph-count="3" meta:word-count="6" meta:character-count="40" meta:non-whitespace-character-count="36"/>
    <meta:generator>LibreOffice/7.0.6.2$Linux_X86_64 LibreOffice_project/144abb84a525d8e30c9dbbefa69cbbf2d8d4ae3b</meta:generator>
  </office:meta>
</office:document-meta>
</file>